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060498" officeooo:paragraph-rsid="00060498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0f9bbc" officeooo:paragraph-rsid="000f9bbc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0f9bbc" officeooo:paragraph-rsid="003c881c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0f9bbc" officeooo:paragraph-rsid="0022d130"/>
    </style:style>
    <style:style style:name="P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abc0b" officeooo:paragraph-rsid="001abc0b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3603a5" officeooo:paragraph-rsid="003603a5"/>
    </style:style>
    <style:style style:name="P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e1864"/>
    </style:style>
    <style:style style:name="P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tyle="normal" officeooo:rsid="000b26f3" officeooo:paragraph-rsid="00060498" style:font-style-asian="normal" style:font-style-complex="normal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tyle="normal" officeooo:rsid="000e3e35" officeooo:paragraph-rsid="000e1864" style:font-style-asian="normal" style:font-style-complex="normal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tyle="normal" officeooo:rsid="00185342" officeooo:paragraph-rsid="000f9bbc" style:font-style-asian="normal" style:font-style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tyle="normal" officeooo:rsid="00185342" officeooo:paragraph-rsid="0022d130" style:font-style-asian="normal" style:font-style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tyle="normal" officeooo:rsid="001c03ef" officeooo:paragraph-rsid="001abc0b" style:font-style-asian="normal" style:font-style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tyle="normal" officeooo:rsid="001e3d9e" officeooo:paragraph-rsid="001e3d9e" style:font-style-asian="normal" style:font-style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style="normal" officeooo:rsid="00158fbe" officeooo:paragraph-rsid="0022d130" style:font-style-asian="normal" style:font-style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22d130" officeooo:paragraph-rsid="00594d9d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e3d9e"/>
    </style:style>
    <style:style style:name="T1" style:family="text">
      <style:text-properties officeooo:rsid="00071b97"/>
    </style:style>
    <style:style style:name="T2" style:family="text">
      <style:text-properties officeooo:rsid="0008321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3212" style:font-style-asian="italic" style:font-style-complex="italic"/>
    </style:style>
    <style:style style:name="T5" style:family="text">
      <style:text-properties fo:font-style="italic" officeooo:rsid="000a1477" style:font-style-asian="italic" style:font-style-complex="italic"/>
    </style:style>
    <style:style style:name="T6" style:family="text">
      <style:text-properties fo:font-style="italic" officeooo:rsid="000e3e35" style:font-style-asian="italic" style:font-style-complex="italic"/>
    </style:style>
    <style:style style:name="T7" style:family="text">
      <style:text-properties fo:font-style="italic" officeooo:rsid="001d4f79" style:font-style-asian="italic" style:font-style-complex="italic"/>
    </style:style>
    <style:style style:name="T8" style:family="text">
      <style:text-properties fo:font-style="italic" officeooo:rsid="000e1864" style:font-style-asian="italic" style:font-style-complex="italic"/>
    </style:style>
    <style:style style:name="T9" style:family="text">
      <style:text-properties fo:font-style="italic" officeooo:rsid="004cbb24" style:font-style-asian="italic" style:font-style-complex="italic"/>
    </style:style>
    <style:style style:name="T10" style:family="text">
      <style:text-properties fo:font-style="italic" officeooo:rsid="004e4545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83212" style:font-style-asian="normal" style:font-style-complex="normal"/>
    </style:style>
    <style:style style:name="T13" style:family="text">
      <style:text-properties fo:font-style="normal" officeooo:rsid="000a1477" style:font-style-asian="normal" style:font-style-complex="normal"/>
    </style:style>
    <style:style style:name="T14" style:family="text">
      <style:text-properties fo:font-style="normal" officeooo:rsid="000b26f3" style:font-style-asian="normal" style:font-style-complex="normal"/>
    </style:style>
    <style:style style:name="T15" style:family="text">
      <style:text-properties fo:font-style="normal" officeooo:rsid="000b99b0" style:font-style-asian="normal" style:font-style-complex="normal"/>
    </style:style>
    <style:style style:name="T16" style:family="text">
      <style:text-properties fo:font-style="normal" officeooo:rsid="000cbf85" style:font-style-asian="normal" style:font-style-complex="normal"/>
    </style:style>
    <style:style style:name="T17" style:family="text">
      <style:text-properties fo:font-style="normal" officeooo:rsid="000e3e35" style:font-style-asian="normal" style:font-style-complex="normal"/>
    </style:style>
    <style:style style:name="T18" style:family="text">
      <style:text-properties fo:font-style="normal" officeooo:rsid="00126f5b" style:font-style-asian="normal" style:font-style-complex="normal"/>
    </style:style>
    <style:style style:name="T19" style:family="text">
      <style:text-properties fo:font-style="normal" officeooo:rsid="0013864f" style:font-style-asian="normal" style:font-style-complex="normal"/>
    </style:style>
    <style:style style:name="T20" style:family="text">
      <style:text-properties fo:font-style="normal" officeooo:rsid="0014d5eb" style:font-style-asian="normal" style:font-style-complex="normal"/>
    </style:style>
    <style:style style:name="T21" style:family="text">
      <style:text-properties fo:font-style="normal" officeooo:rsid="00150ce1" style:font-style-asian="normal" style:font-style-complex="normal"/>
    </style:style>
    <style:style style:name="T22" style:family="text">
      <style:text-properties fo:font-style="normal" officeooo:rsid="0015826b" style:font-style-asian="normal" style:font-style-complex="normal"/>
    </style:style>
    <style:style style:name="T23" style:family="text">
      <style:text-properties fo:font-style="normal" officeooo:rsid="00158fbe" style:font-style-asian="normal" style:font-style-complex="normal"/>
    </style:style>
    <style:style style:name="T24" style:family="text">
      <style:text-properties fo:font-style="normal" officeooo:rsid="0016dd5e" style:font-style-asian="normal" style:font-style-complex="normal"/>
    </style:style>
    <style:style style:name="T25" style:family="text">
      <style:text-properties fo:font-style="normal" officeooo:rsid="0017e2b6" style:font-style-asian="normal" style:font-style-complex="normal"/>
    </style:style>
    <style:style style:name="T26" style:family="text">
      <style:text-properties fo:font-style="normal" officeooo:rsid="00185342" style:font-style-asian="normal" style:font-style-complex="normal"/>
    </style:style>
    <style:style style:name="T27" style:family="text">
      <style:text-properties fo:font-style="normal" officeooo:rsid="001c03ef" style:font-style-asian="normal" style:font-style-complex="normal"/>
    </style:style>
    <style:style style:name="T28" style:family="text">
      <style:text-properties fo:font-style="normal" officeooo:rsid="001d4f79" style:font-style-asian="normal" style:font-style-complex="normal"/>
    </style:style>
    <style:style style:name="T29" style:family="text">
      <style:text-properties fo:font-style="normal" officeooo:rsid="001fe262" style:font-style-asian="normal" style:font-style-complex="normal"/>
    </style:style>
    <style:style style:name="T30" style:family="text">
      <style:text-properties fo:font-style="normal" officeooo:rsid="0020ba64" style:font-style-asian="normal" style:font-style-complex="normal"/>
    </style:style>
    <style:style style:name="T31" style:family="text">
      <style:text-properties fo:font-style="normal" officeooo:rsid="00224979" style:font-style-asian="normal" style:font-style-complex="normal"/>
    </style:style>
    <style:style style:name="T32" style:family="text">
      <style:text-properties fo:font-style="normal" officeooo:rsid="00254503" style:font-style-asian="normal" style:font-style-complex="normal"/>
    </style:style>
    <style:style style:name="T33" style:family="text">
      <style:text-properties fo:font-style="normal" officeooo:rsid="002635b3" style:font-style-asian="normal" style:font-style-complex="normal"/>
    </style:style>
    <style:style style:name="T34" style:family="text">
      <style:text-properties fo:font-style="normal" officeooo:rsid="0029c811" style:font-style-asian="normal" style:font-style-complex="normal"/>
    </style:style>
    <style:style style:name="T35" style:family="text">
      <style:text-properties fo:font-style="normal" officeooo:rsid="002a6cbc" style:font-style-asian="normal" style:font-style-complex="normal"/>
    </style:style>
    <style:style style:name="T36" style:family="text">
      <style:text-properties fo:font-style="normal" officeooo:rsid="002df33c" style:font-style-asian="normal" style:font-style-complex="normal"/>
    </style:style>
    <style:style style:name="T37" style:family="text">
      <style:text-properties fo:font-style="normal" officeooo:rsid="00303ebf" style:font-style-asian="normal" style:font-style-complex="normal"/>
    </style:style>
    <style:style style:name="T38" style:family="text">
      <style:text-properties fo:font-style="normal" officeooo:rsid="0031bb99" style:font-style-asian="normal" style:font-style-complex="normal"/>
    </style:style>
    <style:style style:name="T39" style:family="text">
      <style:text-properties fo:font-style="normal" officeooo:rsid="003603a5" style:font-style-asian="normal" style:font-style-complex="normal"/>
    </style:style>
    <style:style style:name="T40" style:family="text">
      <style:text-properties fo:font-style="normal" officeooo:rsid="00373db8" style:font-style-asian="normal" style:font-style-complex="normal"/>
    </style:style>
    <style:style style:name="T41" style:family="text">
      <style:text-properties fo:font-style="normal" officeooo:rsid="00398e8e" style:font-style-asian="normal" style:font-style-complex="normal"/>
    </style:style>
    <style:style style:name="T42" style:family="text">
      <style:text-properties fo:font-style="normal" officeooo:rsid="003c881c" style:font-style-asian="normal" style:font-style-complex="normal"/>
    </style:style>
    <style:style style:name="T43" style:family="text">
      <style:text-properties fo:font-style="normal" officeooo:rsid="003eb166" style:font-style-asian="normal" style:font-style-complex="normal"/>
    </style:style>
    <style:style style:name="T44" style:family="text">
      <style:text-properties fo:font-style="normal" officeooo:rsid="003ffecf" style:font-style-asian="normal" style:font-style-complex="normal"/>
    </style:style>
    <style:style style:name="T45" style:family="text">
      <style:text-properties fo:font-style="normal" officeooo:rsid="004183f9" style:font-style-asian="normal" style:font-style-complex="normal"/>
    </style:style>
    <style:style style:name="T46" style:family="text">
      <style:text-properties fo:font-style="normal" officeooo:rsid="000e1864" style:font-style-asian="normal" style:font-style-complex="normal"/>
    </style:style>
    <style:style style:name="T47" style:family="text">
      <style:text-properties fo:font-style="normal" officeooo:rsid="00429e97" style:font-style-asian="normal" style:font-style-complex="normal"/>
    </style:style>
    <style:style style:name="T48" style:family="text">
      <style:text-properties fo:font-style="normal" officeooo:rsid="00431b42" style:font-style-asian="normal" style:font-style-complex="normal"/>
    </style:style>
    <style:style style:name="T49" style:family="text">
      <style:text-properties fo:font-style="normal" officeooo:rsid="00441ba1" style:font-style-asian="normal" style:font-style-complex="normal"/>
    </style:style>
    <style:style style:name="T50" style:family="text">
      <style:text-properties fo:font-style="normal" officeooo:rsid="0044dbaf" style:font-style-asian="normal" style:font-style-complex="normal"/>
    </style:style>
    <style:style style:name="T51" style:family="text">
      <style:text-properties fo:font-style="normal" officeooo:rsid="00453ffa" style:font-style-asian="normal" style:font-style-complex="normal"/>
    </style:style>
    <style:style style:name="T52" style:family="text">
      <style:text-properties fo:font-style="normal" officeooo:rsid="00462f7e" style:font-style-asian="normal" style:font-style-complex="normal"/>
    </style:style>
    <style:style style:name="T53" style:family="text">
      <style:text-properties fo:font-style="normal" officeooo:rsid="00474040" style:font-style-asian="normal" style:font-style-complex="normal"/>
    </style:style>
    <style:style style:name="T54" style:family="text">
      <style:text-properties fo:font-style="normal" officeooo:rsid="0048ea27" style:font-style-asian="normal" style:font-style-complex="normal"/>
    </style:style>
    <style:style style:name="T55" style:family="text">
      <style:text-properties fo:font-style="normal" officeooo:rsid="004ac3ac" style:font-style-asian="normal" style:font-style-complex="normal"/>
    </style:style>
    <style:style style:name="T56" style:family="text">
      <style:text-properties fo:font-style="normal" officeooo:rsid="004cbb24" style:font-style-asian="normal" style:font-style-complex="normal"/>
    </style:style>
    <style:style style:name="T57" style:family="text">
      <style:text-properties fo:font-style="normal" officeooo:rsid="004e4545" style:font-style-asian="normal" style:font-style-complex="normal"/>
    </style:style>
    <style:style style:name="T58" style:family="text">
      <style:text-properties fo:font-style="normal" officeooo:rsid="004ff0ef" style:font-style-asian="normal" style:font-style-complex="normal"/>
    </style:style>
    <style:style style:name="T59" style:family="text">
      <style:text-properties fo:font-style="normal" officeooo:rsid="00551500" style:font-style-asian="normal" style:font-style-complex="normal"/>
    </style:style>
    <style:style style:name="T60" style:family="text">
      <style:text-properties fo:font-style="normal" officeooo:rsid="00554126" style:font-style-asian="normal" style:font-style-complex="normal"/>
    </style:style>
    <style:style style:name="T61" style:family="text">
      <style:text-properties fo:font-style="normal" officeooo:rsid="0058d49a" style:font-style-asian="normal" style:font-style-complex="normal"/>
    </style:style>
    <style:style style:name="T62" style:family="text">
      <style:text-properties fo:font-style="normal" officeooo:rsid="00594d9d" style:font-style-asian="normal" style:font-style-complex="normal"/>
    </style:style>
    <style:style style:name="T63" style:family="text">
      <style:text-properties fo:font-style="normal" officeooo:rsid="005a338d" style:font-style-asian="normal" style:font-style-complex="normal"/>
    </style:style>
    <style:style style:name="T64" style:family="text">
      <style:text-properties fo:font-style="normal" officeooo:rsid="001e3d9e" style:font-style-asian="normal" style:font-style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0b26f3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0e3e35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185342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1c03ef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254503" style:font-style-asian="normal" style:font-weight-asian="bold" style:font-style-complex="normal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officeooo:rsid="005777db"/>
    </style:style>
    <style:style style:name="T73" style:family="text">
      <style:text-properties officeooo:rsid="005a3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stavo Henrique Pinto</text:p>
      <text:p text:style-name="P1"/>
      <text:p text:style-name="P1"><text:span text:style-name="T71">1.</text:span> <text:span text:style-name="T1">Processos são a representação de um determinado software que está em execução, estes possuem e gerenciam </text:span><text:span text:style-name="T72">endereços na memória principal</text:span><text:span text:style-name="T1">, o que lhes garante a capacidade de lidar com eventos de memória, como a criação e manipulação de variáveis ou registradores.</text:span></text:p>
      <text:p text:style-name="P1"><text:span text:style-name="T2"><text:tab/>As </text:span><text:span text:style-name="T5">t</text:span><text:span text:style-name="T4">hreads</text:span><text:span text:style-name="T12"> são em suma subdivisões dos processos, introduzidas pelos paradigmas de multiprogramação, </text:span><text:span text:style-name="T13">elas são executadas principalmente de manei</text:span><text:span text:style-name="T15">r</text:span><text:span text:style-name="T13">a assíncrona, ou seja, com múltiplas </text:span><text:span text:style-name="T5">threads </text:span><text:span text:style-name="T16">trabalhando em paralelo para a execução de diferentes partes do processo normal</text:span><text:span text:style-name="T14">.</text:span></text:p>
      <text:p text:style-name="P8"/>
      <text:p text:style-name="P7"><text:span text:style-name="T66">2.</text:span><text:span text:style-name="T14"> </text:span><text:span text:style-name="T8">Race conditions</text:span><text:span text:style-name="T46"> </text:span><text:span text:style-name="T44">(</text:span><text:span text:style-name="T46">condições de corrida</text:span><text:span text:style-name="T44">)</text:span><text:span text:style-name="T46"> são competições geradas entre duas </text:span><text:span text:style-name="T8">threads</text:span><text:span text:style-name="T46">, que por conta de seu comportamento assíncrono tentam interagir sobre um </text:span><text:span text:style-name="T18">mesmo </text:span><text:span text:style-name="T45">endereço</text:span><text:span text:style-name="T46"> de memória simultaneamente. A</text:span><text:span text:style-name="T17">s </text:span><text:span text:style-name="T6">race conditions</text:span><text:span text:style-name="T17"> são problemáticas pois </text:span><text:span text:style-name="T20">apesar de não serem bloqueantes e de não travarem processos elas</text:span><text:span text:style-name="T17"> podem fazer com que um determinado</text:span><text:span text:style-name="T6"> </text:span>softwar<text:span text:style-name="T47">e</text:span><text:span text:style-name="T6"> </text:span><text:span text:style-name="T17">passe a agir de maneira anômala ou que trate </text:span><text:span text:style-name="T48">suas</text:span><text:span text:style-name="T17"> </text:span><text:span text:style-name="T48">variáveis</text:span><text:span text:style-name="T17"> de forma incorreta.</text:span></text:p>
      <text:p text:style-name="P7"><text:span text:style-name="T17"><text:tab/>Um exemplo de comportamento não ideal produzido por elas ocorre quando duas </text:span><text:span text:style-name="T6">threads </text:span><text:span text:style-name="T17">tentam realizar operações matemáticas distintas em uma variável única armazenada em um </text:span><text:span text:style-name="T49">endereço</text:span><text:span text:style-name="T17"> de memória, acarretando em um resulta</text:span><text:span text:style-name="T19">do</text:span><text:span text:style-name="T17"> final incorreto ou inconsistente.</text:span></text:p>
      <text:p text:style-name="P9"/>
      <text:p text:style-name="P2"><text:span text:style-name="T67">3.</text:span><text:span text:style-name="T17"> </text:span><text:span text:style-name="T21">Para se alocar processos e programas na memória principal os sistemas operacionais utilizam-se de registradores para realizar a alocação estática ou a alocação dinâmica </text:span><text:span text:style-name="T24">n</text:span><text:span text:style-name="T21">os espaços de endereçamento, </text:span><text:span text:style-name="T24">que por sua vez são abstrações da memória </text:span><text:span text:style-name="T25">RAM</text:span><text:span text:style-name="T21">.</text:span></text:p>
      <text:p text:style-name="P2"><text:span text:style-name="T21"><text:tab/>Na alocação </text:span><text:span text:style-name="T33">contígua </text:span><text:span text:style-name="T21">simples o </text:span><text:span text:style-name="T40">sistema</text:span><text:span text:style-name="T32"> </text:span><text:span text:style-name="T22">define um espaço de memória </text:span><text:span text:style-name="T31">sequencial </text:span><text:span text:style-name="T34">particionado em dois grandes espaços: o do </text:span><text:span text:style-name="T40">sistema operacional</text:span><text:span text:style-name="T34"> e o do usuário, </text:span><text:span text:style-name="T41">sendo</text:span><text:span text:style-name="T31"> alocado</text:span><text:span text:style-name="T41">s</text:span><text:span text:style-name="T31"> diretamente no endereçamento </text:span><text:span text:style-name="T35">central </text:span><text:span text:style-name="T31">da memória principal.</text:span></text:p>
      <text:p text:style-name="P3"><text:span text:style-name="T31"><text:tab/>Já na alocação abstraída, ou particionada, são criados espaços de endereçamento de memória para cada processo, abstraindo-os da memória principal e garantindo que </text:span><text:span text:style-name="T50">os </text:span><text:span text:style-name="T31">espaços de processos diferentes não entre</text:span><text:span text:style-name="T42">m</text:span><text:span text:style-name="T31"> em conflito. </text:span><text:span text:style-name="T54">Os espaços alocado</text:span><text:span text:style-name="T55">s podem ser gerenciados</text:span><text:span text:style-name="T54"> de forma fixa, no qual esse espaço não muda durante o decorrer do processo, ou de maneira dinâmica, que proporciona espaços de endereçamento flexíveis e voláteis.</text:span></text:p>
      <text:p text:style-name="P10"/>
      <text:p text:style-name="P5"><text:span text:style-name="T68">4. </text:span><text:span text:style-name="T27">Durante a alocação de memória </text:span><text:span text:style-name="T51">contígua </text:span><text:span text:style-name="T27">simples o espaço de endereçamento </text:span><text:span text:style-name="T53">é</text:span><text:span text:style-name="T27"> </text:span><text:span text:style-name="T53">subdividido</text:span><text:span text:style-name="T27"> em duas grandes partes, uma para a manutenção das funções do sistema operacional e outra para a execução dos processos do usuário, isolando assim as responsabilidades e as operações </text:span><text:span text:style-name="T28">do </text:span><text:span text:style-name="T29">sistema </text:span><text:span text:style-name="T28">e do </text:span><text:span text:style-name="T7">software</text:span><text:span text:style-name="T27">.</text:span></text:p>
      <text:p text:style-name="P12"/>
      <text:p text:style-name="P16"><text:soft-page-break/><text:span text:style-name="T69">5.</text:span><text:span text:style-name="T27"> </text:span><text:span text:style-name="T64">Para proteger a integridade de memória do sistema operacional o sistema de alocação de memória </text:span><text:span text:style-name="T52">contígua</text:span><text:span text:style-name="T64"> simples </text:span><text:span text:style-name="T30">particiona de forma </text:span><text:span text:style-name="T64">isola</text:span><text:span text:style-name="T30">da</text:span><text:span text:style-name="T64"> os espaços de memória reservados ao funcionamento deste, impedindo assim que o usuário trabalhe e manipule endereçamentos </text:span><text:span text:style-name="T63">referentes a espaços críticos do S.O</text:span><text:span text:style-name="T64">.</text:span></text:p>
      <text:p text:style-name="P13"/>
      <text:p text:style-name="P15"><text:span text:style-name="T65">6. </text:span><text:span text:style-name="T21">Na alocação </text:span><text:span text:style-name="T43">particionada </text:span><text:span text:style-name="T21">estática, </text:span><text:span text:style-name="T11">os </text:span><text:span text:style-name="T22">registradores base e limite definem um espaço de </text:span><text:span text:style-name="T37">endereçamento</text:span><text:span text:style-name="T22"> fixo </text:span><text:span text:style-name="T23">apenas </text:span><text:span text:style-name="T36">com o tamanho</text:span><text:span text:style-name="T23"> necessário para que o processo seja executado. </text:span><text:span text:style-name="T38">A alocação estática pode vir a causar problemas quando um determinado processo cresce e não há mais memória disponível, causando uma falha no sistema por sobrecarga de memória, </text:span><text:span text:style-name="T61">além acarretar na fragmentação do espaço de memória </text:span><text:span text:style-name="T62">em partições subutilizadas</text:span><text:span text:style-name="T38">.</text:span></text:p>
      <text:p text:style-name="P14"/>
      <text:p text:style-name="P4"><text:span text:style-name="T70">7. </text:span><text:span text:style-name="T32">N</text:span><text:span text:style-name="T24">a alocação </text:span><text:span text:style-name="T43">particionada </text:span><text:span text:style-name="T24">dinâmica da memória o espaço de endereçamento </text:span><text:span text:style-name="T26">é tratado de maneira mais flexível, </text:span><text:span text:style-name="T39">sendo criado com o mínimo necessário para a execução do processo e</text:span><text:span text:style-name="T26"> podendo ser expandido, caso haja espaço livre, ou comprimido, liberando assim espaço para outros processos trabalharem sem que ocorra a sobrecarga de memória.</text:span></text:p>
      <text:p text:style-name="P11"/>
      <text:p text:style-name="P6"><text:span text:style-name="T68">8. </text:span><text:span text:style-name="T3">Swapping</text:span><text:span text:style-name="T11"> é o processo de se utilizar setores de memória secundária, como discos rígidos ou SSDs para complementar a memória principal, armazenando processos ou fragmentos de processos que não são mais contemplados pela RAM, como os processos que se tornaram muito grandes para o espaço de endereçamento global, ou aqueles que estão ociosos, liberando assim espaço na memória, garantindo o pleno funcionamento do sistem</text:span><text:span text:style-name="T59">a</text:span><text:span text:style-name="T11">, </text:span><text:span text:style-name="T56">além de permitir que computadores com menos memória RAM possam executar </text:span><text:span text:style-name="T9">softwares</text:span><text:span text:style-name="T56"> e processos mais complexos sem que haja uma sobrecarga </text:span><text:span text:style-name="T60">ou um erro fatal</text:span><text:span text:style-name="T56">.</text:span></text:p>
      <text:p text:style-name="P6"><text:span text:style-name="T56"><text:tab/></text:span><text:span text:style-name="T57">Apesar dos seus benefícios o processo de </text:span><text:span text:style-name="T10">swapping</text:span><text:span text:style-name="T57"> também tem pontos negativos, ocasionados principalmente por conta da diferença de velocidade entre as memórias primárias e as secundárias, com a RAM sendo mais rápida, o que acaba gerando uma perda de performance dos processos que estão armazenados no HD </text:span><text:span text:style-name="T58">e tornando todo esse fluxo ineficien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19:16:13.772954557</meta:creation-date>
    <meta:generator>LibreOffice/7.0.3.1$Linux_X86_64 LibreOffice_project/00$Build-1</meta:generator>
    <dc:date>2021-04-06T21:07:04.102214668</dc:date>
    <meta:editing-duration>PT1H47M37S</meta:editing-duration>
    <meta:editing-cycles>87</meta:editing-cycles>
    <meta:document-statistic meta:table-count="0" meta:image-count="0" meta:object-count="0" meta:page-count="2" meta:paragraph-count="14" meta:word-count="675" meta:character-count="4438" meta:non-whitespace-character-count="3772"/>
  </office:meta>
</office:document-meta>
</file>